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1"><text:tab/>Impressed with is courage, Jed tells him to draw in more power and “speak” into existance something ver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3-10-23T04:06:18.739353762</dc:date>
    <meta:editing-duration>PT2H20M47S</meta:editing-duration>
    <meta:editing-cycles>1</meta:editing-cycles>
    <meta:document-statistic meta:table-count="0" meta:image-count="0" meta:object-count="0" meta:page-count="3" meta:paragraph-count="26" meta:word-count="2310" meta:character-count="12305" meta:non-whitespace-character-count="9870"/>
    <meta:generator>LibreOffice/7.6.2.1$Linux_X86_64 LibreOffice_project/60$Build-1</meta:generator>
  </office:meta>
</office:document-meta>
</file>